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havior.reportErrors( Appender appen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ehavior.getIdForTagId( String tag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havior.applyNamingChain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Behavior.rewrite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havior.preR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havior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havior.getErrorHandl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havior.has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havior.termin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havior.postR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havior.getNamingCh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havior.registerTagError( AbstractPageError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havior.registerTagError( String message , Throwable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